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D200000113DC3FD52F.png"/>
  <manifest:file-entry manifest:media-type="image/png" manifest:full-path="Pictures/10000000000000FA0000007679746041.png"/>
  <manifest:file-entry manifest:media-type="image/png" manifest:full-path="Pictures/100000000000023800000090A657BF2E.png"/>
  <manifest:file-entry manifest:media-type="image/png" manifest:full-path="Pictures/1000000000000355000000BE95AE0ED3.png"/>
  <manifest:file-entry manifest:media-type="image/png" manifest:full-path="Pictures/100000000000013A00000166114B5EE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teurSuperviseur</text:p>
      <text:p text:style-name="Standard"/>
      <text:p text:style-name="Standard"><draw:frame draw:style-name="fr1" draw:name="images2" text:anchor-type="paragraph" svg:x="0.139cm" svg:y="0.005cm" svg:width="8.308cm" svg:height="9.472cm" draw:z-index="0"><draw:image xlink:href="Pictures/100000000000013A00000166114B5EEA.png" xlink:type="simple" xlink:show="embed" xlink:actuate="onLoad"/></draw:frame></text:p>
      <text:p text:style-name="Standard">Ouvrage</text:p>
      <text:p text:style-name="Standard"><draw:frame draw:style-name="fr1" draw:name="images1" text:anchor-type="paragraph" svg:x="0cm" svg:y="0.185cm" svg:width="17cm" svg:height="3.785cm" draw:z-index="2"><draw:image xlink:href="Pictures/1000000000000355000000BE95AE0ED3.png" xlink:type="simple" xlink:show="embed" xlink:actuate="onLoad"/></draw:frame></text:p>
      <text:p text:style-name="Standard"/>
      <text:p text:style-name="Standard"/>
      <text:p text:style-name="Standard">Ecrire<text:tab/><text:tab/><text:tab/><text:tab/><text:tab/><text:tab/><text:tab/><text:tab/>Type</text:p>
      <text:p text:style-name="Standard"/>
      <text:p text:style-name="Standard"><draw:frame draw:style-name="fr1" draw:name="images3" text:anchor-type="paragraph" svg:x="0.286cm" svg:y="0.005cm" svg:width="4.736cm" svg:height="7.25cm" draw:z-index="3"><draw:image xlink:href="Pictures/10000000000000D200000113DC3FD52F.png" xlink:type="simple" xlink:show="embed" xlink:actuate="onLoad"/></draw:frame><draw:frame draw:style-name="fr1" draw:name="images4" text:anchor-type="paragraph" svg:x="8.685cm" svg:y="0.318cm" svg:width="6.615cm" svg:height="3.122cm" draw:z-index="1"><draw:image xlink:href="Pictures/10000000000000FA0000007679746041.png" xlink:type="simple" xlink:show="embed" xlink:actuate="onLoad"/></draw:frame></text:p>
      <text:p text:style-name="Standard"><text:soft-page-break/>Membre</text:p>
      <text:p text:style-name="Standard"><draw:frame draw:style-name="fr1" draw:name="images5" text:anchor-type="paragraph" svg:x="0.034cm" svg:y="0.397cm" svg:width="15.028cm" svg:height="3.81cm" draw:z-index="4"><draw:image xlink:href="Pictures/100000000000023800000090A657BF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gitte </meta:initial-creator>
    <meta:creation-date>2014-03-15T21:06:58.02</meta:creation-date>
    <meta:printed-by>brigitte </meta:printed-by>
    <meta:print-date>2014-03-15T21:13:10.71</meta:print-date>
    <dc:date>2014-03-16T15:27:42.40</dc:date>
    <dc:creator>brigitte </dc:creator>
    <meta:editing-duration>PT37M28S</meta:editing-duration>
    <meta:editing-cycles>2</meta:editing-cycles>
    <meta:generator>OpenOffice/4.0.1$Win32 OpenOffice.org_project/401m5$Build-9714</meta:generator>
    <meta:document-statistic meta:table-count="0" meta:image-count="5" meta:object-count="0" meta:page-count="2" meta:paragraph-count="4" meta:word-count="5" meta:character-count="48"/>
  </office:meta>
</office:document-meta>
</file>